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C000001C7F2FF37BDBD4E3A5D.png" manifest:media-type="image/png"/>
  <manifest:file-entry manifest:full-path="Pictures/1000000100000215000001C7E91BA5C37CD10DD4.png" manifest:media-type="image/png"/>
  <manifest:file-entry manifest:full-path="Pictures/10000001000005560000020DDE73B6C2FDBBFE0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09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4.336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text-align="center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247cm" svg:height="7.344cm" svg:x="1.253cm" svg:y="2.656cm">
          <draw:text-box>
            <text:p><text:span text:style-name="T1">Basic description :</text:span></text:p>
            <text:p><text:span text:style-name="T1"/></text:p>
            <text:p><text:span text:style-name="T1">6 colonnes  et 284580 lignes</text:span></text:p>
            <text:p><text:span text:style-name="T1"/></text:p>
            <text:p><text:span text:style-name="T1">['country', 'age', 'new_user', 'source', 'total_pages_visited',</text:span></text:p>
            <text:p><text:span text:style-name="T1"><text:s text:c="7"/></text:span><text:span text:style-name="T1">'converted']</text:span></text:p>
            <text:p><text:span text:style-name="T1"/></text:p>
            <text:p><text:span text:style-name="T1">Super clean, no NaN</text:span></text:p>
            <text:p><text:span text:style-name="T1"/></text:p>
            <text:p><text:span text:style-name="T1">4 cat en country, source = 3 cat, new_user = 2 cat 0/1</text:span></text:p>
            <text:p><text:span text:style-name="T1">Converted = Target 0/1</text:span></text:p>
            <text:p><text:span text:style-name="T1"/></text:p>
            <text:p><text:span text:style-name="T1">EDA, Preprocessing</text:span></text:p>
            <text:p><text:span text:style-name="T1"/></text:p>
            <text:p><text:span text:style-name="T1">new_user transformé en cat.</text:span></text:p>
            <text:p><text:span text:style-name="T1">Norm pour les num values,</text:span></text:p>
            <text:p><text:span text:style-name="T1">OneHot encoder pour les cat,</text:span></text:p>
            <text:p><text:span text:style-name="T2">Garder en tete qu’il y a 2 outsiders en age : 110 et 120 an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3" draw:text-style-name="P1" draw:layer="layout" svg:width="20.098cm" svg:height="10.889cm" svg:x="0.5cm" svg:y="4.111cm">
          <draw:text-box>
            <text:p><text:span text:style-name="T2">First prediction : Logistic regression.</text:span></text:p>
            <text:p><text:span text:style-name="T1">{'C': 1.0, 'class_weight': None, 'dual': False, 'fit_intercept': True, 'intercept_scaling': 1, 'l1_ratio': None, 'max_iter': 100, 'multi_class': 'auto', 'n_jobs': None, 'penalty': 'l2', 'random_state': None, 'solver': 'lbfgs', 'tol': 0.0001, 'verbose': 0, 'warm_start': False}</text:span></text:p>
            <text:p><text:span text:style-name="T1"/></text:p>
            <text:p><text:span text:style-name="T1">X_train accuracy:0.9863307330100499,</text:span></text:p>
            <text:p><text:span text:style-name="T1">X_val accuracy:0.9857685009487666</text:span></text:p>
            <text:p><text:span text:style-name="T1"/></text:p>
            <text:p><text:span text:style-name="T1">X_train F1:0.7654507084715104,</text:span></text:p>
            <text:p><text:span text:style-name="T1">X_val F1:0.7554347826086957</text:span></text:p>
            <text:p><text:span text:style-name="T2">Features_importance:</text:span></text:p>
            <text:p><text:span text:style-name="T2"/></text:p>
            <text:p><text:span text:style-name="T2">Feature importance:</text:span></text:p>
            <text:p><text:span text:style-name="T1"><text:s/></text:span><text:span text:style-name="T1">Most important features seems to be The number of pages visited (positive correlation) and the country, the new user variable</text:span></text:p>
            <text:p><text:span text:style-name="T2"/></text:p>
            <text:p><text:span text:style-name="T2">Scores</text:span></text:p>
            <text:p><text:span text:style-name="T1">Accuracy good for both. No overfitting.</text:span></text:p>
            <text:p><text:span text:style-name="T1">But F1 score in similar for both, but it is 0.75.</text:span></text:p>
            <text:p><text:span text:style-name="T1"/></text:p>
            <text:p text:style-name="P3"><text:span text:style-name="T1">X_train accuracy:0.9863307330100499,</text:span></text:p>
            <text:p text:style-name="P3"><text:span text:style-name="T1">X_val accuracy:0.9857685009487666</text:span></text:p>
            <text:p text:style-name="P3"><text:span text:style-name="T1"/></text:p>
            <text:p text:style-name="P3"><text:span text:style-name="T1">X_train F1:0.7654507084715104,</text:span></text:p>
            <text:p text:style-name="P3"><text:span text:style-name="T1">X_val F1:0.7554347826086957</text:span></text:p>
            <text:p><text:span text:style-name="T2"/></text:p>
            <text:p><text:span text:style-name="T2">Confusion Matrix</text:span><text:span text:style-name="T1"> shows : problems with the positives labels : 30 % have been predicted as negative.</text:span></text:p>
            <text:p><text:span text:style-name="T1">Only 15 % of prdicted negatives should be actually be positives.</text:span></text:p>
          </draw:text-box>
        </draw:frame>
        <draw:frame draw:style-name="gr4" draw:text-style-name="P4" draw:layer="layout" svg:width="13.893cm" svg:height="5.339cm" svg:x="12.607cm" svg:y="1cm">
          <draw:image xlink:href="Pictures/10000001000005560000020DDE73B6C2FDBBFE03.png" xlink:type="simple" xlink:show="embed" xlink:actuate="onLoad" draw:mime-type="image/png">
            <text:p/>
          </draw:image>
        </draw:frame>
        <draw:frame draw:style-name="gr4" draw:text-style-name="P4" draw:layer="layout" svg:width="8.118cm" svg:height="6.93cm" svg:x="10cm" svg:y="9cm">
          <draw:image xlink:href="Pictures/1000000100000215000001C7E91BA5C37CD10DD4.png" xlink:type="simple" xlink:show="embed" xlink:actuate="onLoad" draw:mime-type="image/png">
            <text:p/>
          </draw:image>
        </draw:frame>
        <draw:frame draw:style-name="gr4" draw:text-style-name="P4" draw:layer="layout" svg:width="6.829cm" svg:height="5.93cm" svg:x="3cm" svg:y="9.228cm">
          <draw:image xlink:href="Pictures/100000010000020C000001C7F2FF37BDBD4E3A5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19T16:32:46.450578216</dc:date>
    <meta:editing-duration>PT25S</meta:editing-duration>
    <meta:editing-cycles>1</meta:editing-cycles>
    <meta:document-statistic meta:object-count="30"/>
  </office:meta>
</office:document-meta>
</file>